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RendererConfigurator.updateReferencedFonts( List fontInfoList , FontTriplet . Matcher matc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intRendererConfigurator.getFontInfoFromConfiguration( Configuration fontCfg , FontResolver fontResolver , boolean strict , FontCache fontCache , FontEventListener listen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PrintRendererConfigurator.addFontInfoListFromFileList( List fontFileList , List embedFontInfoList , FontResolver resolver , FontCache fontCache , FontEventListener liste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intRendererConfigurator.getFontTripletFromConfiguration( Configuration tripletCfg , boolean stri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intRendererConfigurator.configure( Renderer render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intRendererConfigurator.closeSource( 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ntRendererConfigurator.buildFontListFromConfiguration( Configuration cfg , FontResolver fontResolver , boolean strict , FontManager fontManager , FontEventListener listene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PrintRendererConfigurator.PrintRender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